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margin-top="0.423cm" fo:margin-bottom="0.423cm" fo:line-height="100%"/>
      <style:text-properties style:font-name="Calibri"/>
    </style:style>
    <style:style style:name="P3" style:family="paragraph" style:parent-style-name="Standard">
      <style:paragraph-properties fo:margin-left="0.635cm" fo:margin-right="0cm" fo:margin-top="0.423cm" fo:margin-bottom="0.423cm" fo:line-height="100%" fo:text-indent="0cm" style:auto-text-indent="false"/>
      <style:text-properties style:font-name="Calibri"/>
    </style:style>
    <style:style style:name="T1" style:family="text">
      <style:text-properties fo:color="#538135" fo:font-size="20pt" style:font-size-asian="20pt" style:font-size-complex="20pt"/>
    </style:style>
    <style:style style:name="T2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7pt" style:font-name-asian="Times New Roman1" style:font-size-asian="7pt" style:font-name-complex="Times New Roman1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ame Overview</text:span></text:p>
      <text:p text:style-name="P2">Title:</text:p>
      <text:p text:style-name="P2">Platform:</text:p>
      <text:p text:style-name="P2">Genre:</text:p>
      <text:p text:style-name="P2">Rating:</text:p>
      <text:p text:style-name="P2">Target:</text:p>
      <text:p text:style-name="P2">Release date:</text:p>
      <text:p text:style-name="P2">Publisher:</text:p>
      <text:p text:style-name="P2">Team Members:</text:p>
      <text:p text:style-name="P2">Paragraph summary of game.</text:p>
      <text:p text:style-name="P2"><text:span text:style-name="T1">High Concept</text:span></text:p>
      <text:p text:style-name="P2">Elevator Pitch of game.</text:p>
      <text:p text:style-name="P2"><text:span text:style-name="T1">Unique Selling Points</text:span></text:p>
      <text:p text:style-name="P3">·<text:span text:style-name="T4"> <text:s text:c="8"/></text:span><text:s/></text:p>
      <text:p text:style-name="P2"><text:span text:style-name="T1">Platform Minimum Requirements</text:span></text:p>
      <text:p text:style-name="P2">Platform:</text:p>
      <text:p text:style-name="P2">Operating System:</text:p>
      <text:p text:style-name="P2">Graphics Card/ Rendering:</text:p>
      <text:p text:style-name="P2"><text:soft-page-break/><text:span text:style-name="T1">Competence Titles</text:span></text:p>
      <text:p text:style-name="P2"><text:s/>Working Title by Team Name</text:p>
      <text:p text:style-name="P2"><text:span text:style-name="T1">Synopsis</text:span></text:p>
      <text:p text:style-name="P2"><text:s/>A brief summary or general survey of something.</text:p>
      <text:p text:style-name="P2"><text:span text:style-name="T1">Game Objectives</text:span></text:p>
      <text:p text:style-name="P2"><text:s/>The objective of the game.</text:p>
      <text:p text:style-name="P2"><text:span text:style-name="T1">Game Rules</text:span></text:p>
      <text:p text:style-name="P2"><text:s/>Rules that the game is played by.</text:p>
      <text:p text:style-name="P2"><text:span text:style-name="T1">Game Structure</text:span></text:p>
      <text:p text:style-name="P2">Diagram of how the game flows and works</text:p>
      <text:p text:style-name="P2"><text:span text:style-name="T1">Gameplay</text:span></text:p>
      <text:p text:style-name="P2"><text:span text:style-name="T3">Controls</text:span></text:p>
      <text:p text:style-name="P2">Controls description and Diagram.</text:p>
      <text:p text:style-name="P2"><text:span text:style-name="T3">Camera</text:span></text:p>
      <text:p text:style-name="P2">Camera angle and type description and Diagram.</text:p>
      <text:p text:style-name="P2"><text:span text:style-name="T3">HUD (User Interface and Design of Heads Up Display)</text:span></text:p>
      <text:p text:style-name="P2">Hud description and Diagram.</text:p>
      <text:p text:style-name="P2"><text:soft-page-break/><text:span text:style-name="T1">Player</text:span></text:p>
      <text:p text:style-name="P2"><text:span text:style-name="T3">Player Characters</text:span></text:p>
      <text:p text:style-name="P2">Who is the Player?</text:p>
      <text:p text:style-name="P2"><text:span text:style-name="T3">Player Metrics</text:span></text:p>
      <text:p text:style-name="P2">Player Stats.</text:p>
      <text:p text:style-name="P2"><text:span text:style-name="T3">Player States</text:span></text:p>
      <text:p text:style-name="P2">States the Player can be in.</text:p>
      <text:p text:style-name="P2"><text:span text:style-name="T3">Player Weapons or Mechanics/ Actions</text:span></text:p>
      <text:p text:style-name="P2">Table, description and diagram of what the player can use/do.</text:p>
      <text:p text:style-name="P2"><text:span text:style-name="T3">Player Art</text:span></text:p>
      <text:p text:style-name="P2">Art and Description of player Character/s</text:p>
      <text:p text:style-name="P2"><text:span text:style-name="T1">NPC (Non-Playable Characters)</text:span></text:p>
      <text:p text:style-name="P2">Table, description and art of NPC Characters and Enemies.</text:p>
      <text:p text:style-name="P2"><text:span text:style-name="T3">NPC States</text:span></text:p>
      <text:p text:style-name="P2">Table, description and Diagram of all NPC Character states.</text:p>
      <text:p text:style-name="P2"><text:span text:style-name="T1">Art</text:span></text:p>
      <text:p text:style-name="P2"><text:span text:style-name="T3">Setting</text:span></text:p>
      <text:p text:style-name="P2">Art and Description of environment</text:p>
      <text:p text:style-name="P2"><text:soft-page-break/><text:span text:style-name="T1">Level Design</text:span></text:p>
      <text:p text:style-name="P2">Art, Diagram and Description of level and flow</text:p>
      <text:p text:style-name="P2"><text:span text:style-name="T1">Audio</text:span></text:p>
      <text:p text:style-name="P2">Table and Description of Audio</text:p>
      <text:p text:style-name="P2"><text:span text:style-name="T1">MVP (Minimum Viable Product)</text:span></text:p>
      <text:p text:style-name="P2">What is the base needed for release?</text:p>
      <text:p text:style-name="P2"><text:span text:style-name="T1">Wishlist</text:span></text:p>
      <text:p text:style-name="P2">Anything you want to add after the MVP</text:p>
      <text:p text:style-name="P2"><text:span text:style-name="T3"><text:s/></text:span>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ace Mackey</meta:initial-creator>
    <meta:creation-date>2020-12-05T16:45:22.30</meta:creation-date>
    <meta:document-statistic meta:table-count="0" meta:image-count="0" meta:object-count="0" meta:page-count="4" meta:paragraph-count="67" meta:word-count="212" meta:character-count="1341"/>
    <dc:date>2020-12-05T16:46:45.31</dc:date>
    <dc:creator>Grace Mackey</dc:creator>
    <meta:editing-duration>PT1M23S</meta:editing-duration>
    <meta:editing-cycles>1</meta:editing-cycles>
    <meta:generator>OpenOffice/4.1.7$Win32 OpenOffice.org_project/417m1$Build-9800</meta:generator>
  </office:meta>
</office:document-meta>
</file>